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72" calcext:value-type="float">
            <text:p>872</text:p>
          </table:table-cell>
          <table:table-cell table:style-name="ce7" table:formula="of:=COUNTIF([.B7:.B999];&quot;X&quot;)" office:value-type="float" office:value="746" calcext:value-type="float">
            <text:p>746</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27" calcext:value-type="float">
            <text:p>92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8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02">00/00/0000</text:date>, <text:time style:data-style-name="N2" text:time-value="22:01:17.93748579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02T22:02:04.549407306</dc:date>
    <meta:editing-duration>P1DT3M10S</meta:editing-duration>
    <meta:editing-cycles>867</meta:editing-cycles>
    <meta:document-statistic meta:table-count="1" meta:cell-count="5250" meta:object-count="0"/>
  </office:meta>
</office:document-meta>
</file>